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style:snap-to-layout-grid="false"/>
      <style:text-properties style:font-name="Tahoma" fo:font-size="9pt" fo:font-weight="bold" style:font-size-asian="9pt" style:font-weight-asian="bold" style:font-name-complex="Tahoma" style:font-size-complex="9pt"/>
    </style:style>
    <style:style style:name="P2" style:family="paragraph" style:parent-style-name="Header">
      <style:paragraph-properties fo:text-align="end" style:justify-single-word="false"/>
      <style:text-properties fo:font-weight="bold" style:font-weight-asian="bold"/>
    </style:style>
    <style:style style:name="P3" style:family="paragraph" style:parent-style-name="Header">
      <style:paragraph-properties>
        <style:tab-stops/>
      </style:paragraph-properties>
    </style:style>
    <style:style style:name="P4" style:family="paragraph" style:parent-style-name="Standard">
      <style:paragraph-properties fo:text-align="justify" style:justify-single-word="false"/>
      <style:text-properties fo:language="es" fo:country="ES"/>
    </style:style>
    <style:style style:name="P5" style:family="paragraph" style:parent-style-name="Heading" style:master-page-name="Standard">
      <style:paragraph-properties style:page-number="auto"/>
      <style:text-properties fo:font-size="14pt" fo:language="es" fo:country="ES" style:font-size-asian="14pt"/>
    </style:style>
    <style:style style:name="P6" style:family="paragraph" style:parent-style-name="Standard">
      <style:paragraph-properties fo:text-align="justify" style:justify-single-word="false"/>
    </style:style>
    <style:style style:name="P7" style:family="paragraph" style:parent-style-name="Standard" style:list-style-name="WW8Num3">
      <style:paragraph-properties fo:text-align="justify" style:justify-single-word="false"/>
    </style:style>
    <style:style style:name="P8" style:family="paragraph" style:parent-style-name="Standard">
      <style:paragraph-properties fo:text-align="justify" style:justify-single-word="false"/>
      <style:text-properties fo:language="es" fo:country="ES"/>
    </style:style>
    <style:style style:name="P9" style:family="paragraph" style:parent-style-name="Standard" style:list-style-name="WW8Num3">
      <style:paragraph-properties fo:text-align="justify" style:justify-single-word="false"/>
      <style:text-properties fo:language="es" fo:country="ES"/>
    </style:style>
    <style:style style:name="P10" style:family="paragraph" style:parent-style-name="Standard" style:list-style-name="WW8Num4">
      <style:paragraph-properties fo:text-align="justify" style:justify-single-word="false"/>
      <style:text-properties fo:language="es" fo:country="ES"/>
    </style:style>
    <style:style style:name="P11" style:family="paragraph" style:parent-style-name="Standard">
      <style:paragraph-properties fo:text-align="justify" style:justify-single-word="false"/>
      <style:text-properties fo:language="es" fo:country="ES" officeooo:paragraph-rsid="000f711d"/>
    </style:style>
    <style:style style:name="P12" style:family="paragraph" style:parent-style-name="Standard">
      <style:paragraph-properties fo:text-align="justify" style:justify-single-word="false"/>
      <style:text-properties fo:language="es" fo:country="ES" fo:font-weight="bold" officeooo:rsid="000d5418" officeooo:paragraph-rsid="000f711d" style:font-weight-asian="bold" style:font-weight-complex="bold"/>
    </style:style>
    <style:style style:name="P13" style:family="paragraph" style:parent-style-name="Standard">
      <style:paragraph-properties fo:text-align="justify" style:justify-single-word="false"/>
      <style:text-properties fo:language="es" fo:country="ES" fo:font-weight="bold" style:font-weight-asian="bold" style:font-weight-complex="bold"/>
    </style:style>
    <style:style style:name="P14" style:family="paragraph" style:parent-style-name="Standard">
      <style:paragraph-properties fo:text-align="justify" style:justify-single-word="false"/>
      <style:text-properties fo:language="es" fo:country="ES" fo:font-weight="bold" officeooo:rsid="000c261a" officeooo:paragraph-rsid="000f711d" style:font-weight-asian="bold" style:font-weight-complex="bold"/>
    </style:style>
    <style:style style:name="P15" style:family="paragraph" style:parent-style-name="Standard">
      <style:paragraph-properties fo:text-align="justify" style:justify-single-word="false"/>
      <style:text-properties fo:language="es" fo:country="ES" officeooo:rsid="000c261a" officeooo:paragraph-rsid="000f711d"/>
    </style:style>
    <style:style style:name="P16" style:family="paragraph" style:parent-style-name="Standard">
      <style:paragraph-properties fo:margin-left="0.635cm" fo:margin-right="0cm" fo:text-align="justify" style:justify-single-word="false" fo:text-indent="0cm" style:auto-text-indent="false"/>
      <style:text-properties fo:language="es" fo:country="ES" officeooo:paragraph-rsid="000db2b8"/>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fo:language="es" fo:country="ES" fo:font-weight="bold" officeooo:rsid="00108e4b" style:font-weight-asian="bold" style:font-weight-complex="bold"/>
    </style:style>
    <style:style style:name="T4" style:family="text">
      <style:text-properties fo:language="es" fo:country="ES" officeooo:rsid="00108e4b"/>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0d5418" style:font-weight-asian="bold" style:font-weight-complex="bold"/>
    </style:style>
    <style:style style:name="T8" style:family="text">
      <style:text-properties fo:font-weight="bold" officeooo:rsid="000db2b8" style:font-weight-asian="bold" style:font-weight-complex="bold"/>
    </style:style>
    <style:style style:name="T9" style:family="text">
      <style:text-properties fo:font-weight="bold" officeooo:rsid="000f711d" style:font-weight-asian="bold" style:font-weight-complex="bold"/>
    </style:style>
    <style:style style:name="T10" style:family="text">
      <style:text-properties fo:font-weight="bold" officeooo:rsid="000d6119" style:font-weight-asian="bold" style:font-weight-complex="bold"/>
    </style:style>
    <style:style style:name="T11" style:family="text">
      <style:text-properties fo:font-weight="bold" officeooo:rsid="00108e4b" style:font-weight-asian="bold" style:font-weight-complex="bold"/>
    </style:style>
    <style:style style:name="T12" style:family="text">
      <style:text-properties fo:font-weight="normal" officeooo:rsid="000d5418" style:font-weight-asian="normal" style:font-weight-complex="normal"/>
    </style:style>
    <style:style style:name="T13" style:family="text">
      <style:text-properties fo:font-weight="normal" officeooo:rsid="000db2b8" style:font-weight-asian="normal" style:font-weight-complex="normal"/>
    </style:style>
    <style:style style:name="T14" style:family="text">
      <style:text-properties officeooo:rsid="000f711d"/>
    </style:style>
    <style:style style:name="T15" style:family="text">
      <style:text-properties fo:font-style="italic" fo:font-weight="bold" officeooo:rsid="000d5418" style:font-style-asian="italic" style:font-weight-asian="bold" style:font-style-complex="italic" style:font-weight-complex="bold"/>
    </style:style>
    <style:style style:name="T16" style:family="text">
      <style:text-properties officeooo:rsid="00108e4b"/>
    </style:style>
    <style:style style:name="T17" style:family="text">
      <style:text-properties officeooo:rsid="001132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ACTICA 3 LINUX</text:p>
      <text:p text:style-name="P3"><text:s/></text:p>
      <text:list xml:id="list2216225631" text:style-name="WW8Num3">
        <text:list-item>
          <text:p text:style-name="P7"><text:span text:style-name="T1">¿Dónde se encuentra la carpeta personal del usuario </text:span><text:span text:style-name="T2">root</text:span><text:span text:style-name="T1">? </text:span></text:p>
        </text:list-item>
      </text:list>
      <text:p text:style-name="P16"><text:tab/><text:span text:style-name="T7">En la carpeta de super usuario </text:span><text:span text:style-name="T8">(administrador)</text:span></text:p>
      <text:list xml:id="list230615351265161" text:continue-numbering="true" text:style-name="WW8Num3">
        <text:list-item>
          <text:p text:style-name="P7"><text:span text:style-name="T1">¿Qué diferencias existen entre </text:span><text:span text:style-name="T2">usu1@equipo:~</text:span><text:span text:style-name="T5">$</text:span><text:span text:style-name="T2"> </text:span><text:span text:style-name="T1"><text:s/>y </text:span><text:span text:style-name="T2">root@equipo:~</text:span><text:span text:style-name="T5">#</text:span><text:span text:style-name="T1">?</text:span></text:p>
        </text:list-item>
      </text:list>
      <text:p text:style-name="P16"><text:tab/><text:span text:style-name="T6">El usuario común, no tiene privilegios, en cambio root al ser administrador <text:tab/>tiene todos los permisos del sistema. </text:span></text:p>
      <text:p text:style-name="P16"/>
      <text:list xml:id="list230615239691957" text:continue-numbering="true" text:style-name="WW8Num3">
        <text:list-item>
          <text:p text:style-name="P7"><text:span text:style-name="T1">Suponer que existe un directorio llamado </text:span><text:span text:style-name="T2">practica3</text:span><text:span text:style-name="T1"> y dentro tenemos más información (ficheros, directorios). Además, existe otro directorio llamado </text:span><text:span text:style-name="T2">backup</text:span><text:span text:style-name="T1">. ¿Con que orden (y opciones) se podría copiar todo el directorio </text:span><text:span text:style-name="T2">practica3</text:span><text:span text:style-name="T1"> a </text:span><text:span text:style-name="T2">backup </text:span><text:span text:style-name="T1">incluyendo subdirectorios y mostrando el nombre de cada uno de los ficheros copiados? Y si el directorio </text:span><text:span text:style-name="T2">backup </text:span><text:span text:style-name="T1">no estuviese vacío ¿Qué opción del comando adecuado permite preguntar antes de sobreescribir un fichero que ya existe?</text:span></text:p>
        </text:list-item>
      </text:list>
      <text:p text:style-name="P6"><text:span text:style-name="T1"><text:tab/></text:span><text:span text:style-name="T6">cp -v ./practica3/*.* ./backup/. La opción -i premite preguntar antes de <text:tab/>sobrescribir. </text:span></text:p>
      <text:list xml:id="list230615476046891" text:continue-numbering="true" text:style-name="WW8Num3">
        <text:list-item>
          <text:p text:style-name="P7"><text:span text:style-name="T1">¿Qué opción permite al comando </text:span><text:span text:style-name="T2">mv</text:span><text:span text:style-name="T1"> pedir confirmación antes de sobreescribir un fichero?</text:span></text:p>
        </text:list-item>
      </text:list>
      <text:p text:style-name="P4"><text:tab/><text:span text:style-name="T6">-</text:span><text:span text:style-name="T9">i</text:span></text:p>
      <text:list xml:id="list230615352016406" text:continue-numbering="true" text:style-name="WW8Num3">
        <text:list-item>
          <text:p text:style-name="P7"><text:span text:style-name="T1">¿Qué opción permite al comando </text:span><text:span text:style-name="T2">rm</text:span><text:span text:style-name="T1"> pedir confirmación antes de borrar un fichero? ¿Y borrar recursivamente (directorios y subdirectorios)? ¿Cómo se puede mostrar el nombre de cada uno de los ficheros que se va a borrar? </text:span></text:p>
        </text:list-item>
      </text:list>
      <text:p text:style-name="P11"><text:tab/><text:span text:style-name="T6">-</text:span><text:span text:style-name="T7">i para confirmacion</text:span></text:p>
      <text:p text:style-name="P12"><text:tab/>-r para borrar recursivamente</text:p>
      <text:p text:style-name="P12"><text:tab/>-<text:span text:style-name="T14">v para mostrar el nombre de cada fichero</text:span></text:p>
      <text:list xml:id="list230614919972557" text:continue-numbering="true" text:style-name="WW8Num3">
        <text:list-item>
          <text:p text:style-name="P9">¿Cómo se puede mostrar el directorio actual?</text:p>
        </text:list-item>
      </text:list>
      <text:p text:style-name="P6"><text:span text:style-name="T1"><text:tab/></text:span><text:span text:style-name="T6">pwd</text:span> </text:p>
      <text:list xml:id="list230614146824013" text:continue-numbering="true" text:style-name="WW8Num3">
        <text:list-item>
          <text:p text:style-name="P7"><text:span text:style-name="T1">El comando </text:span><text:span text:style-name="T2">mkdir</text:span><text:span text:style-name="T1"> sirve para crear uno o varios directorios. Supongamos que estamos en </text:span><text:span text:style-name="T2">/home/lliurex</text:span><text:span text:style-name="T1"> y queremos crear la siguiente ruta: </text:span><text:span text:style-name="T2">/home/lliurex/practicas/practica3/final</text:span><text:span text:style-name="T1">.</text:span><text:span text:style-name="T2"> </text:span><text:span text:style-name="T1"><text:s/>¿Cómo se puede crear la ruta entera en un solo comando?</text:span></text:p>
        </text:list-item>
      </text:list>
      <text:p text:style-name="P11"><text:tab/><text:span text:style-name="T11">m</text:span><text:span text:style-name="T7">kdir -</text:span><text:span text:style-name="T10">p <text:s/></text:span><text:span text:style-name="T7">/</text:span><text:span text:style-name="T15">home/lliurex/practicas/practica3/final </text:span></text:p>
      <text:list xml:id="list230615641935529" text:continue-numbering="true" text:style-name="WW8Num3">
        <text:list-item>
          <text:p text:style-name="P7"><text:span text:style-name="T1">El comando </text:span><text:span text:style-name="T2">rmdir</text:span><text:span text:style-name="T1"> sirve para borrar directorios vacíos. ¿Cómo se puede borrar la ruta entera del ejercicio anterior? ¿Qué ocurriría si todos los directorios menos prácticas estuviesen vacíos?</text:span></text:p>
        </text:list-item>
      </text:list>
      <text:p text:style-name="P6"><text:span text:style-name="T1"><text:tab/></text:span><text:span text:style-name="T3">r</text:span><text:span text:style-name="T6">mdir -r /home/lliurex/practicas/practica3/final </text:span></text:p>
      <text:list xml:id="list230615027839460" text:continue-numbering="true" text:style-name="WW8Num3">
        <text:list-item>
          <text:p text:style-name="P7"><text:span text:style-name="T1">El comando </text:span><text:span text:style-name="T2">cat</text:span><text:span text:style-name="T1"> tiene varios modificadores. He dejado un fichero llamado </text:span><text:span text:style-name="T2">ejer3.7.</text:span><text:span text:style-name="T1"> Realizar los siguientes pasos y explicar lo que pasa en cada uno de ellos:</text:span></text:p>
        </text:list-item>
      </text:list>
      <text:list xml:id="list2117690042" text:style-name="WW8Num4">
        <text:list-item>
          <text:p text:style-name="P10">cat ejer34 <text:s/></text:p>
        </text:list-item>
        <text:list-item>
          <text:p text:style-name="P10">cat –b ejer34</text:p>
        </text:list-item>
        <text:list-item>
          <text:p text:style-name="P10">cat –n ejer34</text:p>
        </text:list-item>
        <text:list-item>
          <text:p text:style-name="P10">cat –s ejer34</text:p>
        </text:list-item>
        <text:list-item>
          <text:p text:style-name="P10">cat –ns ejer34</text:p>
        </text:list-item>
      </text:list>
      <text:p text:style-name="P4"><text:tab/></text:p>
      <text:p text:style-name="P4"/>
      <text:p text:style-name="P13"><text:soft-page-break/>Sin <text:span text:style-name="T17">opciones</text:span> sólo muestra el contenido. La opción -b numera las líneas no vacías. La opción -n numera todas las líneas, -s oculta las líneas vacías y -ns oculta las líneas vacías y numera las líneas. </text:p>
      <text:p text:style-name="P4"/>
      <text:list xml:id="list230615658227946" text:continue-list="list230615027839460" text:style-name="WW8Num3">
        <text:list-item>
          <text:p text:style-name="P9">Explicar cada uno de los campos de las siguientes líneas:</text:p>
        </text:list-item>
      </text:list>
      <text:p text:style-name="P4"/>
      <text:p text:style-name="P4">-rwxr-x--- <text:s text:c="5"/>3<text:tab/>usu1<text:tab/>alumnos <text:s text:c="2"/>1024 <text:s/>2008-05-04<text:tab/>15:30<text:tab/>prueba</text:p>
      <text:p text:style-name="P4"/>
      <text:p text:style-name="P13">En la primera columna, el primer guion indica el tipo de fichero, en este caso el “-” indica que es un archivo ordinario, las tres primeras letras son los permisos del usuario, en este caso puede leer, escribir y ejecutar. Las siguientes tres letras indican los permisos del grupo, que en este caso pueden ejecutar y leer. Las siguientes tres letras son los permiso de los demás usuarios en el que en este caso no tienen ningún permiso. La segunda columna indica el número de enlaces que tiene el archivo. La tercera columna indica el propietario del fichero. La cuarta columna indica a que grupo pertenece el fichero. La quinta columna indica el tamaño en bytes del archivo. La sexta columna indica la fecha y hora de la última modificación. La séptima columna indica el nombre del archivo.</text:p>
      <text:p text:style-name="P4"/>
      <text:p text:style-name="P4">lrwxrwxrwx <text:s text:c="2"/>1<text:tab/>usu2<text:tab/>alumnos <text:s text:c="8"/>9 <text:s/>2008-05-04<text:tab/>15:31<text:tab/>prueba2-&gt;/home/usu2</text:p>
      <text:p text:style-name="P4"/>
      <text:p text:style-name="P13">En la primera columna, el primer guion indica el tipo de fichero, en este caso “l” indica que es un enlace, las tres primeras letras son los permisos del usuario, en este caso puede leer, escribir y ejecutar. Las siguientes seis letras indican los permisos de grupo y demás usuarios, que en este caso tienen todos los permisos. La segunda columna indica el número de enlaces que tiene el enlace. La tercera columna indica el propietario del enlace. La cuarta columna indica a que grupo pertenece el enlace. La quinta columna indica el tamaño en bytes del enlace. La sexta columna indica la fecha y hora de la última modificación. La séptima columna indica el nombre del enlace. </text:p>
      <text:p text:style-name="P4"/>
      <text:p text:style-name="P4">drwxrw-r-- <text:s text:c="5"/>2<text:tab/>usu3<text:tab/>alumnos <text:s text:c="2"/>1658 <text:s/>2008-05-04<text:tab/>16:30<text:tab/>prueba3</text:p>
      <text:p text:style-name="P15"/>
      <text:p text:style-name="P14">En la primera columna, el primer guion indica el tipo de fichero, en este caso “d” indica que es un directorio, las tres primeras letras son los permisos del usuario, en este caso puede leer, escribir y ejecutar. Las siguientes tres letras indican los permisos de grupo en el cual tienen los permisos de lectura y escritura y las siguientes tres letras demás usuarios, que en este caso tienen los permisos de lectura. La segunda columna indica el número de enlaces que tiene el directorio .</text:p>
      <text:p text:style-name="P15"/>
      <text:p text:style-name="P15">1º campo: atributos de permisos.</text:p>
      <text:p text:style-name="P15">2 campo: numero de enlaces o entradas de directorio.</text:p>
      <text:p text:style-name="P15">3 campo: propietario del ficheros</text:p>
      <text:p text:style-name="P15">4 campo: grupo de usuarios al que pertenece</text:p>
      <text:p text:style-name="P15">5 campo: tamaño en bytes</text:p>
      <text:p text:style-name="P15">6 campo: fecha de la ultima modificación</text:p>
      <text:p text:style-name="P15">7 campo: hora de la última modificació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106cm" loext:contextual-spacing="false" fo:text-align="center" style:justify-single-word="false" fo:padding-left="0.141cm" fo:padding-right="0.141cm" fo:padding-top="0.035cm" fo:padding-bottom="0.035cm" fo:border="0.51pt solid #000000"/>
      <style:text-properties fo:font-size="16pt" fo:font-weight="bold" style:letter-kerning="true" style:font-size-asian="16pt" style:font-weight-asian="bold"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weight="normal" style:font-weight-asian="normal"/>
    </style:style>
    <style:style style:name="WW8Num2z0" style:family="text">
      <style:text-properties fo:font-weight="normal" style:font-weight-asian="normal"/>
    </style:style>
    <style:style style:name="WW8Num3z0" style:family="text">
      <style:text-properties fo:font-weight="normal" style:font-weight-asian="normal"/>
    </style:style>
    <style:style style:name="WW8Num3z1" style:family="text">
      <style:text-properties style:font-name="Symbol" fo:font-family="Symbol" style:font-family-generic="roman" style:font-pitch="variable" style:font-charset="x-symbol" fo:font-weight="normal" style:font-weight-asian="norma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fo:font-weight="normal" style:font-weight-asian="normal"/>
    </style:style>
    <style:style style:name="WW8Num5z0" style:family="text">
      <style:text-properties fo:font-weight="normal" style:font-weight-asian="normal"/>
    </style:style>
    <style:style style:name="WW8Num6z0" style:family="text">
      <style:text-properties fo:font-weight="normal" style:font-weight-asian="norma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fo:font-weight="normal" style:font-weight-asian="norma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5.002cm" table:align="left" style:writing-mode="lr-tb"/>
    </style:style>
    <style:style style:name="Tabla1.A" style:family="table-column">
      <style:table-column-properties style:column-width="0.131cm"/>
    </style:style>
    <style:style style:name="Tabla1.B" style:family="table-column">
      <style:table-column-properties style:column-width="7.809cm"/>
    </style:style>
    <style:style style:name="Tabla1.C" style:family="table-column">
      <style:table-column-properties style:column-width="7.063cm"/>
    </style:style>
    <style:style style:name="Tabla1.1" style:family="table-row">
      <style:table-row-properties fo:keep-together="auto"/>
    </style:style>
    <style:style style:name="Tabla1.A1" style:family="table-cell">
      <style:table-cell-properties style:vertical-align="top" fo:padding="0cm" fo:border="none" style:writing-mode="lr-tb"/>
    </style:style>
    <style:style style:name="MP1" style:family="paragraph" style:parent-style-name="Header">
      <style:paragraph-properties style:snap-to-layout-grid="false"/>
      <style:text-properties style:font-name="Tahoma" fo:font-size="9pt" fo:font-weight="bold" style:font-size-asian="9pt" style:font-weight-asian="bold" style:font-name-complex="Tahoma" style:font-size-complex="9pt"/>
    </style:style>
    <style:style style:name="MP2" style:family="paragraph" style:parent-style-name="Header">
      <style:paragraph-properties fo:text-align="end" style:justify-single-word="false"/>
      <style:text-properties fo:font-weight="bold" style:font-weight-asian="bold"/>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
            </table:table-cell>
            <table:table-cell table:style-name="Tabla1.A1" office:value-type="string">
              <text:p text:style-name="MP1"/>
            </table:table-cell>
            <table:table-cell table:style-name="Tabla1.A1" office:value-type="string">
              <text:p text:style-name="MP2">Práctica 3 de LINUX</text:p>
            </table:table-cell>
          </table:table-row>
        </table:table>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IES Doctor Balmis</meta:initial-creator>
    <meta:creation-date>2008-04-29T08:24:00</meta:creation-date>
    <dc:date>2022-05-29T23:06:13.878000000</dc:date>
    <meta:editing-cycles>51</meta:editing-cycles>
    <meta:editing-duration>PT7H20M27S</meta:editing-duration>
    <meta:generator>LibreOffice/6.3.4.2$Windows_X86_64 LibreOffice_project/60da17e045e08f1793c57c00ba83cdfce946d0aa</meta:generator>
    <meta:document-statistic meta:table-count="1" meta:image-count="0" meta:object-count="0" meta:page-count="2" meta:paragraph-count="43" meta:word-count="783" meta:character-count="4780" meta:non-whitespace-character-count="3998"/>
    <meta:user-defined meta:name="Información 1"/>
    <meta:user-defined meta:name="Información 2"/>
    <meta:user-defined meta:name="Información 3"/>
    <meta:user-defined meta:name="Información 4"/>
  </office:meta>
</office:document-meta>
</file>